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++如何输入含空格的字符串</text:h>
      <text:p text:style-name="P1">2018年10月09日 15:38:14 <text:a xlink:type="simple" xlink:href="https://me.csdn.net/qq_36553031" office:target-frame-name="_blank" xlink:show="new" text:style-name="Internet_20_link" text:visited-style-name="Visited_20_Internet_20_Link">qq_36553031</text:a> 阅读数 4057 </text:p>
      <text:section text:style-name="Sect1" text:name="article_content">
        <text:p text:style-name="P1"/>
        <text:section text:style-name="Sect1" text:name="content_views">
          <text:p text:style-name="Text_20_body"><text:a xlink:type="simple" xlink:href="http://blog.csdn.net/dstangrui/article/details/59104414" text:style-name="Internet_20_link" text:visited-style-name="Visited_20_Internet_20_Link"><text:span text:style-name="Strong_20_Emphasis">C++如何输入含空格的字符串</text:span></text:a></text:p>
          <text:p text:style-name="Text_20_body"><text:span text:style-name="Strong_20_Emphasis">1、scanf函数（包含头文件#include &lt;stdio.h&gt;）</text:span></text:p>
          <text:p text:style-name="Text_20_body">   scanf函数一般格式为scanf(“%s”,st),但scanf默认回车和空格是输入不同组之间的间隔和结束符号，所以输入带空格，tab或者回车的字符串是不可以的。解决方法如下： 1)利用格式符“%[]”它的作用为扫描字符集合。Scanf(“%[^c]”,str); 其中“c”是一个具体的字符常量（包括控制字符）。当输入字符串时，字符“c”将被当作当前输入的结束符。利用此格式符就可以由编程者自己指定一个输入结束符。例如：scanf("%[a-z A-Z0-9]",str)表示只匹配输入是大小写字母和数字，遇到非数字和字母时输入结束。</text:p>
          <text:p text:style-name="Text_20_body">例如：</text:p>
          <text:p text:style-name="Text_20_body">        <draw:frame draw:style-name="fr1" draw:name="Image1" text:anchor-type="as-char" svg:width="5.7811in" svg:height="1.7811in" draw:z-index="0"><draw:image xlink:href="https://img-blog.csdn.net/20180917175334256?watermark/2/text/aHR0cHM6Ly9ibG9nLmNzZG4ubmV0L3FxXzM2NTUzMDMx/font/5a6L5L2T/fontsize/400/fill/I0JBQkFCMA==/dissolve/70" xlink:type="simple" xlink:show="embed" xlink:actuate="onLoad"/></draw:frame></text:p>
          <text:p text:style-name="Text_20_body"><text:span text:style-name="Strong_20_Emphasis">2. cin（包含头文件#include &lt;iostream&gt;）</text:span></text:p>
          <text:p text:style-name="Text_20_body">cin是C++中最常用的输入语句，当遇到空格或者回车键即停止。<text:span text:style-name="Strong_20_Emphasis">无法解决</text:span>。</text:p>
          <text:p text:style-name="Text_20_body"><text:span text:style-name="Strong_20_Emphasis">3. gets()</text:span></text:p>
          <text:p text:style-name="Text_20_body">可以无限读取，以回车结束读取，C语言中的函数，在C++中运行会产生bug。<text:span text:style-name="Strong_20_Emphasis">在C11标准中已被正式删除，建议不要用！！！</text:span></text:p>
          <text:p text:style-name="Text_20_body"><text:span text:style-name="Strong_20_Emphasis">4. getline()（包含头文件#include &lt;string&gt;）</text:span></text:p>
          <text:p text:style-name="Text_20_body">若定义变量为string类型，<text:span text:style-name="T1">注意不是字符型数组</text:span>。则要考虑getline()函数。用法如下：</text:p>
          <text:p text:style-name="Text_20_body"><text:soft-page-break/>        <draw:frame draw:style-name="fr1" draw:name="Image2" text:anchor-type="as-char" svg:width="5.9791in" svg:height="3.0835in" draw:z-index="1"><draw:image xlink:href="https://img-blog.csdn.net/20180917175257452?watermark/2/text/aHR0cHM6Ly9ibG9nLmNzZG4ubmV0L3FxXzM2NTUzMDMx/font/5a6L5L2T/fontsize/400/fill/I0JBQkFCMA==/dissolve/70" xlink:type="simple" xlink:show="embed" xlink:actuate="onLoad"/></draw:frame></text:p>
          <text:p text:style-name="Text_20_body"><text:span text:style-name="Strong_20_Emphasis">4.cin.get (char *str, int maxnum)</text:span></text:p>
          <text:p text:style-name="Text_20_body">cin.get()函数可以接收空格，遇回车结束输入。</text:p>
          <text:p text:style-name="Text_20_body">    <draw:frame draw:style-name="fr1" draw:name="Image3" text:anchor-type="as-char" svg:width="5.8543in" svg:height="2.8335in" draw:z-index="2"><draw:image xlink:href="https://img-blog.csdn.net/2018091717593180?watermark/2/text/aHR0cHM6Ly9ibG9nLmNzZG4ubmV0L3FxXzM2NTUzMDMx/font/5a6L5L2T/fontsize/400/fill/I0JBQkFCMA==/dissolve/70" xlink:type="simple" xlink:show="embed" xlink:actuate="onLoad"/></draw:frame></text:p>
          <text:p text:style-name="Text_20_body"> </text:p>
          <text:p text:style-name="Text_20_body"><text:span text:style-name="Strong_20_Emphasis">5.cin.getline (char *str, int maxnum)（包含头文件#include &lt;string&gt;）</text:span></text:p>
          <text:p text:style-name="Text_20_body">cin.getline()函数可以同cin.get()函数类似，也可接收空格，遇回车结束输入。</text:p>
          <text:p text:style-name="Text_20_body"><text:soft-page-break/><draw:frame draw:style-name="fr1" draw:name="Image4" text:anchor-type="as-char" svg:width="6.1354in" svg:height="2.9374in" draw:z-index="3"><draw:image xlink:href="https://img-blog.csdn.net/20180917175958990?watermark/2/text/aHR0cHM6Ly9ibG9nLmNzZG4ubmV0L3FxXzM2NTUzMDMx/font/5a6L5L2T/fontsize/400/fill/I0JBQkFCMA==/dissolve/70" xlink:type="simple" xlink:show="embed" xlink:actuate="onLoad"/></draw:frame></text:p>
          <text:p text:style-name="Text_20_body"><text:span text:style-name="Strong_20_Emphasis">6. 字符串类型转换为字符数组</text:span></text:p>
          <text:p text:style-name="Text_20_body"><draw:frame draw:style-name="fr1" draw:name="Image5" text:anchor-type="as-char" svg:width="6.3957in" svg:height="4.2291in" draw:z-index="4"><draw:image xlink:href="https://img-blog.csdn.net/20180917180019580?watermark/2/text/aHR0cHM6Ly9ibG9nLmNzZG4ubmV0L3FxXzM2NTUzMDMx/font/5a6L5L2T/fontsize/400/fill/I0JBQkFCMA==/dissolve/70" xlink:type="simple" xlink:show="embed" xlink:actuate="onLoad"/></draw:frame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9:38:07.668801830</meta:creation-date>
    <dc:date>2019-09-17T09:39:53.566161623</dc:date>
    <meta:editing-duration>PT1M46S</meta:editing-duration>
    <meta:editing-cycles>1</meta:editing-cycles>
    <meta:document-statistic meta:table-count="0" meta:image-count="5" meta:object-count="0" meta:page-count="3" meta:paragraph-count="23" meta:word-count="464" meta:character-count="800" meta:non-whitespace-character-count="752"/>
    <meta:generator>LibreOffice/5.1.6.2$Linux_X86_64 LibreOffice_project/10m0$Build-2</meta:generator>
  </office:meta>
</office:document-meta>
</file>